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venir" svg:font-family="Avenir"/>
    <style:font-face style:name="Avenir Light" svg:font-family="'Avenir Light'"/>
    <style:font-face style:name="OpenSymbol" svg:font-family="OpenSymbol"/>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665in" fo:margin-bottom="0.0835in" fo:text-align="center" style:justify-single-word="fals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rial" fo:font-size="22pt"/>
    </style:style>
    <style:style style:name="P2" style:family="paragraph" style:parent-style-name="Standard">
      <style:paragraph-properties fo:margin-top="0.1665in" fo:margin-bottom="0.0835in">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rial" fo:font-size="11pt"/>
    </style:style>
    <style:style style:name="P3" style:family="paragraph" style:parent-style-name="Standard">
      <style:paragraph-properties fo:margin-top="0.1665in" fo:margin-bottom="0.0835in">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rial" fo:font-size="12pt" fo:font-weight="bold"/>
    </style:style>
    <style:style style:name="P4" style:family="paragraph" style:parent-style-name="Standard">
      <style:paragraph-properties fo:margin-top="0.1665in" fo:margin-bottom="0.0835in" fo:break-before="pag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rial" fo:font-size="12pt" fo:font-weight="bold"/>
    </style:style>
    <style:style style:name="P5" style:family="paragraph" style:parent-style-name="Standard">
      <style:paragraph-properties fo:text-align="end" style:justify-single-word="fals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Light" fo:font-size="9pt"/>
    </style:style>
    <style:style style:name="P6"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Light" fo:font-size="9pt"/>
    </style:style>
    <style:style style:name="P7"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Light" fo:font-size="11pt"/>
    </style:style>
    <style:style style:name="P8"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fo:font-size="11pt"/>
    </style:style>
    <style:style style:name="P9"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fo:font-size="11pt" fo:font-weight="bold"/>
    </style:style>
    <style:style style:name="P10"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fo:font-size="9pt"/>
    </style:style>
    <style:style style:name="P11"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fo:font-size="9pt" fo:font-weight="bold"/>
    </style:style>
    <style:style style:name="P12"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fo:font-size="18pt" fo:font-weight="bold"/>
    </style:style>
    <style:style style:name="P13" style:family="paragraph" style:parent-style-name="Standard">
      <style:paragraph-properties fo:margin-top="0in" fo:margin-bottom="0.0835in">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Light" fo:font-size="11pt"/>
    </style:style>
    <style:style style:name="P14" style:family="paragraph" style:parent-style-name="Standard">
      <style:paragraph-properties fo:margin-top="0in" fo:margin-bottom="0.0835in">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fo:font-size="11pt" fo:font-weight="bold"/>
    </style:style>
    <style:style style:name="P15" style:family="paragraph" style:parent-style-name="Standard">
      <style:paragraph-properties fo:margin-left="1.6028in" fo:margin-right="0in" fo:text-indent="0in" style:auto-text-indent="fals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fo:font-size="9pt" fo:font-weight="bold"/>
    </style:style>
    <style:style style:name="P16" style:family="paragraph" style:parent-style-name="Standard">
      <style:paragraph-properties fo:margin-left="2.0055in" fo:margin-right="0in" fo:text-indent="-1.4102in" style:auto-text-indent="fals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Light" fo:font-size="9pt"/>
    </style:style>
    <style:style style:name="P17" style:family="paragraph" style:parent-style-name="Standard">
      <style:paragraph-properties fo:margin-left="0.6063in" fo:margin-right="0in" fo:text-indent="-0.4764in" style:auto-text-indent="false"/>
      <style:text-properties style:font-name="Avenir Light" fo:font-size="11pt"/>
    </style:style>
    <style:style style:name="P18" style:family="paragraph" style:parent-style-name="Standard">
      <style:paragraph-properties fo:margin-left="0.6063in" fo:margin-right="0in" fo:text-indent="-0.4764in" style:auto-text-indent="false"/>
      <style:text-properties style:font-name="Avenir" fo:font-size="18pt" fo:font-weight="bold"/>
    </style:style>
    <style:style style:name="P19" style:family="paragraph" style:parent-style-name="Standard">
      <style:paragraph-properties fo:margin-left="1.611in" fo:margin-right="0in" fo:text-indent="-1.0091in" style:auto-text-indent="fals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Light" fo:font-size="9pt"/>
    </style:style>
    <style:style style:name="P20" style:family="paragraph" style:parent-style-name="Standard">
      <style:paragraph-properties fo:break-before="pag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fo:font-size="18pt" fo:font-weight="bold"/>
    </style:style>
    <style:style style:name="P21"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rial" fo:font-size="12pt" fo:font-weight="bold"/>
    </style:style>
    <style:style style:name="P22"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Light" fo:font-size="9pt"/>
    </style:style>
    <style:style style:name="P23" style:family="paragraph" style:parent-style-name="Standard">
      <style:paragraph-properties>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fo:font-size="11pt" fo:font-weight="bold"/>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Light" fo:font-size="11pt"/>
    </style:style>
    <style:style style:name="P25" style:family="paragraph" style:parent-style-name="Standard" style:list-style-name="L2">
      <style:paragraph-properties fo:margin-left="0.5in" fo:margin-right="0in" fo:text-indent="-0.5in" style:auto-text-indent="false">
        <style:tab-stops>
          <style:tab-stop style:position="0.1528in"/>
          <style:tab-stop style:position="0.5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venir Light" fo:font-size="11pt"/>
    </style:style>
    <style:style style:name="P26" style:family="paragraph" style:parent-style-name="Standard">
      <style:paragraph-properties fo:margin-top="0.1665in" fo:margin-bottom="0.0835in" fo:break-before="pag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rial" fo:font-size="12pt" fo:font-weight="bold"/>
    </style:style>
    <style:style style:name="P27" style:family="paragraph" style:parent-style-name="Standard">
      <style:paragraph-properties fo:break-before="pag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text-properties style:font-name="Arial" fo:font-size="12pt" fo:font-weight="bold"/>
    </style:style>
    <style:style style:name="T1" style:family="text">
      <style:text-properties fo:font-weight="bold"/>
    </style:style>
    <style:style style:name="T2" style:family="text">
      <style:text-properties style:font-name="Avenir" fo:font-weight="bold"/>
    </style:style>
    <style:style style:name="T3" style:family="text">
      <style:text-properties style:font-name="Avenir Light"/>
    </style:style>
    <style:style style:name="T4" style:family="text">
      <style:text-properties fo:font-size="11pt"/>
    </style:style>
    <style:style style:name="T5" style:family="text">
      <style:text-properties fo:font-size="11pt" fo:font-weight="bol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X Server Guide</text:p>
      <text:p text:style-name="P5">Last Modified: 07/28/2015</text:p>
      <text:p text:style-name="P5">Current Version: 1.0.0.5</text:p>
      <text:p text:style-name="P7"/>
      <text:p text:style-name="P3">Introduction: <text:s/></text:p>
      <text:p text:style-name="P7"/>
      <text:p text:style-name="P7">merX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7"/>
      <text:p text:style-name="P7">merX is comprised of two main pieces. <text:s/>First, the merX server is a completely generic application supporting the ability to connect, authenticate, send and receive packages. <text:s/>This server has no immediate knowledge as to the types of packages being sent and is only focused on making sure that clients can authenticate to its services and process the necessary requests.</text:p>
      <text:p text:style-name="P7"/>
      <text:p text:style-name="P7">The next element of the merX server is the support of what we call Generics. <text:s/>Generics are the general purpose packages that are built into the merX server to handle certain tasks. <text:s/>In its current version the merX Generics are comprised of:</text:p>
      <text:p text:style-name="P7"/>
      <text:list xml:id="list3286629979565490302" text:style-name="L1">
        <text:list-item>
          <text:p text:style-name="P24"><text:span text:style-name="T2">sendorder</text:span> <text:s/>(Allows sending purchase orders)</text:p>
        </text:list-item>
        <text:list-item>
          <text:p text:style-name="P24"><text:span text:style-name="T2">getorderstatus</text:span> (Allows retrieving updates on previous orders sent)</text:p>
        </text:list-item>
        <text:list-item>
          <text:p text:style-name="P24">sendpayment (Allows for paying purchase orders electronically)</text:p>
        </text:list-item>
        <text:list-item>
          <text:p text:style-name="P24">getcredits ( Allows retrieving current credit information)</text:p>
        </text:list-item>
        <text:list-item>
          <text:p text:style-name="P24"><text:span text:style-name="T2">getinventory</text:span> (Allows retrieving current inventory information on specific item)</text:p>
        </text:list-item>
        <text:list-item>
          <text:p text:style-name="P24">getprice (allows retrieving dealer specific price/cost information)</text:p>
        </text:list-item>
        <text:list-item>
          <text:p text:style-name="P24"><text:span text:style-name="T2">sendinventory</text:span> (Allows customer to send their current inventory information)</text:p>
        </text:list-item>
        <text:list-item>
          <text:p text:style-name="P24"><text:span text:style-name="T2">sendsales</text:span> ( Allows customer to send their days sales data )</text:p>
        </text:list-item>
        <text:list-item>
          <text:p text:style-name="P24"><text:span text:style-name="T2">getmodelinfo</text:span> (Retrieves rebates, holdbacks on particular model number)</text:p>
        </text:list-item>
        <text:list-item>
          <text:p text:style-name="P24"><text:span text:style-name="T2">senddoorswings</text:span> ( Allows sending door swing counts )</text:p>
        </text:list-item>
        <text:list-item>
          <text:p text:style-name="P24"><text:span text:style-name="T2">sendconsignmentinventory</text:span> ( Allows sending current consignment inventory counts )</text:p>
        </text:list-item>
        <text:list-item>
          <text:p text:style-name="P24"><text:span text:style-name="T2">sendconsignmentsales</text:span> ( Allows sending current sales data with respect to consignment parts )</text:p>
        </text:list-item>
        <text:list-item>
          <text:p text:style-name="P24">getpricefile (Allows for standardized updates of current parts, prices and supersessions)</text:p>
        </text:list-item>
        <text:list-item>
          <text:p text:style-name="P24">sendwarranty (Allows submitting warranty claim data)</text:p>
          <text:p text:style-name="P24"/>
          <text:p text:style-name="P24"/>
        </text:list-item>
      </text:list>
      <text:p text:style-name="P7"/>
      <text:p text:style-name="P7">merX is open source and freely available, therefore, adding support for additional communications can be done without restriction and requests can be made to modify or add to the available Generics. <text:s/>Generics that are built into merX will remain standardized across the entire project to insure anyone that interfaces to them will always be able to reliably do so.</text:p>
      <text:p text:style-name="P7"/>
      <text:p text:style-name="P7">There is a merX server that is also freely available that is written in the GO (golang) <text:s/>programming language developed by Google, which makes it a very simple installation onto <text:soft-page-break/>any platform. <text:s/>We highly recommend using Linux as the primary server platform but anything you have will work. <text:s/>GO is an extremely robust programming language with multi-threaded processes baked into the language itself. <text:s/>This allows merX to handle extreme customer loads in a very simple and straight forward way, keeping the source code understandable and flexible. <text:s/>However, it is perfectly acceptable to run a merX server on any web-server such as Apache or NGINX using PHP, PERL or any other language you choose.</text:p>
      <text:p text:style-name="P7"/>
      <text:p text:style-name="P7">The primary communication mechanism for merX to your backend business system is through the MariaDB (MySQL fork) tables themselves. <text:s/>We will provide example queries to send and receive data from these tables and the merX team can also provide additional paid services to assist in the backend integration of merX into your business system if needed. </text:p>
      <text:p text:style-name="P7"/>
      <text:p text:style-name="P7">Because MariaDB (MYSQL) can be accessed from all programming languages that run on most popular operating systems, there is little worry that you will have problems communicating with it directly. <text:s/>The MariaDB platform utilizes the standard MYSQL libraries.</text:p>
      <text:p text:style-name="P7"/>
      <text:p text:style-name="P7">Future versions of merX will also have a web based administrative front end that will allow for setting up and maintaining the merX server. <text:s/>Currently these services are provided by a set of scripts that run on the server itself. <text:s/>Examples of these scripts are for supplying the server with a list of your current dealers so that it can verify that its communicating with only those dealers/customers. </text:p>
      <text:p text:style-name="P7"/>
      <text:p text:style-name="P7">nizeX, Inc. can be contracted to support each installation of merX, however, this is not a requirement. Given its open source nature, there may be other companies that popup to offer those services or each vendor/supplier can support their own system given its simplistic nature.</text:p>
      <text:p text:style-name="P7"><text:line-break/>It is also possible to contract nizeX, Inc. to host your merX server where orders will enter the box and you'll simply use REST/JSON calls to pull each order down and to send updated information back. <text:s/>Each server will stand on its own and will not share information with any other vendor. <text:s/></text:p>
      <text:p text:style-name="P3">Installation:</text:p>
      <text:p text:style-name="P7">merX is made up of a single tar file that can be freely downloaded from <text:a xlink:type="simple" xlink:href="http://merx.nizex.com/">merxedi.com</text:a>. <text:s/>The following section will cover the installation instructions for Linux, since it is the recommended platform to use for these purposes. The server will also run on Windows and Mac as well but will require additional compiled versions of the merx binary for those platforms. <text:s/>Please contact us if you desire to run on those platforms or you can download the full source code and compile yourself.</text:p>
      <text:p text:style-name="P7"/>
      <text:p text:style-name="P7"><text:span text:style-name="T2">Step One:</text:span> <text:s/>Load Linux, preferably a Debian based flavor, onto a server with the necessary hardware to support your user base. <text:s/>In most cases this will not require a massive hardware platform to support and a $2500 server should be more than sufficient.</text:p>
      <text:p text:style-name="P7"/>
      <text:p text:style-name="P7"><text:span text:style-name="T2">Step Two:</text:span> <text:s/>Load the MariaDB package onto the server. <text:s/>To do this go to <text:a xlink:type="simple" xlink:href="https://downloads.mariadb.org/mariadb/repositories/">https://downloads.mariadb.org/mariadb/repositories/</text:a> and follow the download instructions for your specific Linux OS and version. <text:s/>NOTE: You can also use MYSQL as your database server if you like. <text:s/>There are no compatibility issues between the two but because of Oracle's stance on <text:soft-page-break/>some of the MYSQL changes ,as well as performance issues, we've standardized on the MariaDB branch.</text:p>
      <text:p text:style-name="P7"/>
      <text:p text:style-name="P7"><text:span text:style-name="T2">Step Three:</text:span> <text:s/>If you wish to get involved in the source code of merX you can download the source code from <text:a xlink:type="simple" xlink:href="http://merx.nizex.com/">merxedi.com</text:a> and then go to <text:a xlink:type="simple" xlink:href="http://golang.org/">golang.org</text:a> to download the go package for your particular OS. <text:s/>For most installations however, its perfectly ok to just download the binary that is available on <text:a xlink:type="simple" xlink:href="http://merx.nizex.com/">merxedi.com</text:a>. </text:p>
      <text:p text:style-name="P7"/>
      <text:p text:style-name="P7">Download and untar the merx-xxx.tar.gz file using: <text:s/>“tar zxvf merx-xxx.tar.gz -C /usr/local/” (without the quotes). <text:s/>This will create /usr/local/merx/... and all of the necessary files will be located in that folder. <text:s/>The merx.conf file contains information necessary to start the server up such as the port you wish for it to attach to and how it is to communicate with the database that you'll setup in step four. <text:s text:c="2"/>Please refer to README file in the /usr/local/merx folder for more details on merX configuration options.</text:p>
      <text:p text:style-name="P7"/>
      <text:p text:style-name="P7"><text:span text:style-name="T2">Step Four:</text:span> <text:s/>Install the merX database by executing the script file located in the /usr/local/merx folder using: “mysql -u root -p &lt; merx.sql” (without quotes).</text:p>
      <text:p text:style-name="P7"/>
      <text:p text:style-name="P7"><text:span text:style-name="T2">Step Five:</text:span> <text:s/>Configure your merx.conf file with the necessary information. <text:s/>See the notes in the README file for the necessary values.</text:p>
      <text:p text:style-name="P7"/>
      <text:p text:style-name="P7"><text:span text:style-name="T2">Step Six:</text:span> <text:s/>Add the server to the startup scripts for the server . See the notes in the README file.</text:p>
      <text:p text:style-name="P7"/>
      <text:p text:style-name="P7"/>
      <text:p text:style-name="P7"><text:s/></text:p>
      <text:p text:style-name="P3">Authentication:</text:p>
      <text:p text:style-name="P7"/>
      <text:p text:style-name="P7">Before any packages can be sent into the merX system, you must first authenticate with it. <text:s/>There are two main methods for authenticating based on whether you are a BSV or a user.</text:p>
      <text:p text:style-name="P7"/>
      <text:list xml:id="list4879557532682903841" text:style-name="L2">
        <text:list-item>
          <text:p text:style-name="P25">Each Business System Vendor (BSV) is required to contact <text:a xlink:type="simple" xlink:href="http://www.merxedi.com/">support@merxedi.com</text:a> in order to receive a specific BSV Key for their system. <text:s/>This key will be generated once and used for all communications with vendors for that specific BSV. <text:s/></text:p>
        </text:list-item>
      </text:list>
      <text:p text:style-name="P7"/>
      <text:p text:style-name="P7">There will be a test server setup at merxedi.com that will handle all currently supported API's and will respond immediately with appropriate response codes and data to simulate communicating with a vendor.</text:p>
      <text:p text:style-name="P7"/>
      <text:list xml:id="list964192533" text:style-name="L2">
        <text:list-item>
          <text:p text:style-name="P25">The dealer setup is the next step. <text:s/>This is a rather simple process and starts with the vendor pushing in a list of their dealer numbers they wish to be able to communicate with. <text:s/>The BSV will then push that dealer number into the merX system with an order or other Generic. <text:s/>merX will look to see if the dealer has already been given a UUID and if not (this would be the very first time a dealer sent an order), then one would be generated and sent back to them in the response. <text:s/>This UUID would then be required for all future communications with the vendor and should be stored locally by the BSV.</text:p>
        </text:list-item>
      </text:list>
      <text:p text:style-name="P7"><text:soft-page-break/></text:p>
      <text:p text:style-name="P7"><text:span text:style-name="T2">Note</text:span>: It is the combination of Dealer Number, BSV Key and UUID along with the SSL encryption that secures the system and ensures only the proper dealer is capable of placing an order through the system and that no one else can communicate on their behalf.</text:p>
      <text:p text:style-name="P7"/>
      <text:p text:style-name="P7"/>
      <text:p text:style-name="P7"/>
      <text:p text:style-name="P7"><text:span text:style-name="T2">Note</text:span>: <text:s/>There is a server located at merxedi.com on port 2333 that when passed a BSV key will return whether or not that is a valid BSV. <text:s/>Once it has been authenticated the first time it will be stored locally so that the vendor does not have to do any future checks. <text:s/>Each vendor system will communicate back to this server nightly to revalidate BSV keys. <text:s/>This process will also allow for BSV's to invalidate a key in case they wish to change to a new one.</text:p>
      <text:p text:style-name="P7"/>
      <text:p text:style-name="P7">Dealer UUID's will be stored locally by their respective BSV and passed in with all future communications. <text:s/>Only the very first communication will succeed without a proper UUID.</text:p>
      <text:p text:style-name="P2">Note: Vendors will be required to reset Dealer keys using a server script that runs on the merX server if the need arises.</text:p>
      <text:p text:style-name="P13"><text:span text:style-name="T2">Note</text:span>: Dealer numbers will be preloaded by vendors using a script in the merX folder called loaddealers. <text:s/>This program will take a single parameters of the file name and will be looking for a csv list of “dealernumber”,”dealername” on each line. <text:s/>This serves as the initial step in setting up dealers to be able to start sending orders.</text:p>
      <text:p text:style-name="P13"><text:span text:style-name="T2">Note</text:span>: Price file data can be communicated using Delta's and the built in processing scripts. <text:s/>merX will have a standardized method for communicating price file data back to the dealers system but within each package you can have non standard fields to pass back additional information to the BSV to communicate with the dealers.</text:p>
      <text:p text:style-name="P13"><text:span text:style-name="T2">Note</text:span>: <text:s/>merX is not concerned with Supersession data and will accept all orders as they arrive. <text:s/>The status update itself will contain problem data and will be received directly from the vendors system upon processing orders. <text:s/>This allows the merX system to remain standardized and not have to deal with different scenarios for different vendors.</text:p>
      <text:p text:style-name="P13"><text:span text:style-name="T2">Note</text:span>: Because price and part data can be sent back in real time as delta releases where merX keeps up with what version each dealer has, supersession data should be less of an issue and dealer prices should be more up to date. <text:s/>The merX system attempts to strip out all unnecessary data to enable these updates to process quickly. <text:s/>As an example, if a part price changes but the dealer had already received the parts description in an earlier update and it has not changed, the system will only send across the part number and its price.</text:p>
      <text:p text:style-name="P13"/>
      <text:p text:style-name="P4">sendorder Transactions:</text:p>
      <text:p text:style-name="P7"/>
      <text:p text:style-name="P7">The “sendorder” transaction type is used to send a Purchase Order to a selected vendor. <text:s/>The response can be a simple HTTP response code that it was received or it could be rejected due to the order having already been sent. <text:s/>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7">NOTE: This is currently the only method call that will automatically create a new dealer authentication key. <text:s/>It will only do this if the dealer has never had a key. <text:s/>Afterwards the original key will be required to be sent along with all future communications. <text:s/>Removing the current key from the dealercreditials table will cause a new string to be generated.</text:p>
      <text:p text:style-name="P7"/>
      <text:p text:style-name="P7"><text:span text:style-name="T2">Request Type:</text:span> POST Request</text:p>
      <text:p text:style-name="P7"/>
      <text:p text:style-name="P8"><text:span text:style-name="T1">URL Path:</text:span><text:span text:style-name="T3"> /sendorder</text:span></text:p>
      <text:p text:style-name="P7"/>
      <text:p text:style-name="P9">Required POST Variables:</text:p>
      <text:p text:style-name="P6"><text:span text:style-name="T4"><text:tab/>[</text:span>AccountNumber]<text:tab/><text:tab/>=&gt; Dealer's account, provided by supplier/vendor.</text:p>
      <text:p text:style-name="P6"><text:tab/>[DealerKey]<text:tab/><text:tab/><text:tab/>=&gt; Dealer's UUID that was passed back in original order (blank on very first communication)</text:p>
      <text:p text:style-name="P6"><text:tab/>[BSVKey]<text:tab/><text:tab/><text:tab/><text:tab/>=&gt; BSV's authentication key.</text:p>
      <text:p text:style-name="P6"><text:tab/>[Data]<text:tab/><text:tab/><text:tab/><text:tab/><text:tab/>=&gt; JSON field that contains all of the purchase order details</text:p>
      <text:p text:style-name="P7"><text:tab/></text:p>
      <text:p text:style-name="P9">Data JSON Object Format:</text:p>
      <text:p text:style-name="P6"><text:tab/>[PONumber]<text:tab/><text:tab/><text:tab/>=&gt; *The dealer's Purchase Order Number (max 20 characters)</text:p>
      <text:p text:style-name="P6"><text:tab/>[BillToFirstName]<text:tab/><text:tab/>=&gt; (max 50 characters)</text:p>
      <text:p text:style-name="P6"><text:tab/>[BillToLastName]<text:tab/><text:tab/>=&gt; (max 50 characters)</text:p>
      <text:p text:style-name="P6"><text:tab/>[BillToCompany]<text:tab/><text:tab/>=&gt; (max 50 characters)</text:p>
      <text:p text:style-name="P6"><text:tab/>[BillToAddress1]<text:tab/><text:tab/>=&gt; (max 50 characters)</text:p>
      <text:p text:style-name="P6"><text:tab/>[BillToAddress2]<text:tab/><text:tab/>=&gt; (max 50 characters)</text:p>
      <text:p text:style-name="P6"><text:tab/>[BillToCity]<text:tab/><text:tab/><text:tab/><text:tab/>=&gt; (max 50 characters)</text:p>
      <text:p text:style-name="P6"><text:tab/>[BillToState]<text:tab/><text:tab/><text:tab/>=&gt; (max 5 characters)</text:p>
      <text:p text:style-name="P6"><text:tab/>[BillToZip]<text:tab/><text:tab/><text:tab/><text:tab/>=&gt; (max 15 characters)</text:p>
      <text:p text:style-name="P6"><text:tab/>[BillToCountry]<text:tab/><text:tab/>=&gt; (max 3 characters)</text:p>
      <text:p text:style-name="P6"><text:tab/>[BillToPhone]<text:tab/><text:tab/><text:tab/>=&gt; ( max 15 characters)</text:p>
      <text:p text:style-name="P6"><text:tab/>[BillToEmail]<text:tab/><text:tab/><text:tab/>=&gt; (max 50 character)</text:p>
      <text:p text:style-name="P6"><text:tab/>[ShipToFirstName]<text:tab/>=&gt; (max 50 characters)</text:p>
      <text:p text:style-name="P6"><text:tab/>[ShipToLastName]<text:tab/>=&gt; (max 50 characters)</text:p>
      <text:p text:style-name="P6"><text:tab/>[ShipToCompany]<text:tab/><text:tab/>=&gt; (max 50 characters)</text:p>
      <text:p text:style-name="P6"><text:tab/>[ShipToAddress1]<text:tab/><text:tab/>=&gt; (max 50 characters)</text:p>
      <text:p text:style-name="P6"><text:tab/>[ShipToAddress2]<text:tab/><text:tab/>=&gt; (max 50 characters)</text:p>
      <text:p text:style-name="P6"><text:tab/>[ShipToCity]<text:tab/><text:tab/><text:tab/>=&gt; (max 50 characters)</text:p>
      <text:p text:style-name="P6"><text:tab/>[ShipToState]<text:tab/><text:tab/><text:tab/>=&gt; (max 5 characters)</text:p>
      <text:p text:style-name="P6"><text:tab/>[ShipToZip]<text:tab/><text:tab/><text:tab/>=&gt; (max 15 characters)</text:p>
      <text:p text:style-name="P6"><text:tab/>[ShipToCountry]<text:tab/><text:tab/>=&gt; (max 3 characters)</text:p>
      <text:p text:style-name="P6"><text:tab/>[ShipToPhone]<text:tab/><text:tab/><text:tab/>=&gt; (max 15 characters)</text:p>
      <text:p text:style-name="P6"><text:tab/>[ShipToEmail]<text:tab/><text:tab/><text:tab/>=&gt; (max 50 characters)</text:p>
      <text:p text:style-name="P6"><text:tab/>[ShipMethod]<text:tab/><text:tab/><text:tab/>=&gt; 1=Regular, 2=2 Day, 3= Next Day </text:p>
      <text:p text:style-name="P6"><text:tab/>[PaymentMethod]<text:tab/><text:tab/>=&gt; 1=Account, 2=Credit Card, 3=COD</text:p>
      <text:p text:style-name="P6"><text:tab/>[LastFour]<text:tab/><text:tab/><text:tab/><text:tab/>=&gt; Last 4 of card to use. Card must already be on account </text:p>
      <text:p text:style-name="P6"><text:tab/>[Items]<text:tab/>(Array)</text:p>
      <text:p text:style-name="P6"><text:tab/><text:tab/>[0]<text:tab/>=&gt; (Object)<text:tab/><text:tab/><text:tab/><text:tab/></text:p>
      <text:p text:style-name="P6"><text:soft-page-break/><text:tab/><text:tab/><text:tab/>[VendorCode]<text:tab/><text:tab/>=&gt; *Vendor the part belongs to</text:p>
      <text:p text:style-name="P6"><text:tab/><text:tab/><text:tab/>[PartNumber]<text:tab/><text:tab/>=&gt; *Vendor's part number (max 30 characters)</text:p>
      <text:p text:style-name="P6"><text:tab/><text:tab/><text:tab/>[Qty]<text:tab/><text:tab/><text:tab/><text:tab/>=&gt; *Quantity ordered</text:p>
      <text:p text:style-name="P6"><text:tab/><text:tab/><text:tab/>[OrderType]<text:tab/><text:tab/>=&gt; *1=For customer, 2=For Stock, 3=Seasonal Order</text:p>
      <text:p text:style-name="P19">[FillStatus]<text:tab/>=&gt; Not Required but sending 1 in this field tells vendor ONLY ACCEPT IF YOU CAN FILL COMPLETELY and sending 2 means send me what you have but DO NOT BACKORDER anything you don't have.</text:p>
      <text:p text:style-name="P6"><text:tab/><text:tab/>...<text:tab/></text:p>
      <text:p text:style-name="P6"><text:tab/><text:tab/></text:p>
      <text:p text:style-name="P6"><text:tab/>[Units]<text:tab/>(Array)</text:p>
      <text:p text:style-name="P6"><text:tab/><text:tab/>[0] <text:tab/>=&gt; (Object)</text:p>
      <text:p text:style-name="P6"><text:tab/><text:tab/><text:tab/>[VendorCode]<text:tab/><text:tab/>=&gt; *Vendor the part belongs to</text:p>
      <text:p text:style-name="P6"><text:tab/><text:tab/><text:tab/>[OrderCode]<text:tab/><text:tab/>=&gt; If vendor has a unique part number to reference this unit it goes here</text:p>
      <text:p text:style-name="P6"><text:tab/><text:tab/><text:tab/>[ModelNumber]<text:tab/>=&gt; *Vendor's model number or order code</text:p>
      <text:p text:style-name="P6"><text:tab/><text:tab/><text:tab/>[Year]<text:tab/><text:tab/><text:tab/><text:tab/>=&gt; Year of unit if required</text:p>
      <text:p text:style-name="P6"><text:tab/><text:tab/><text:tab/>[Colors]<text:tab/><text:tab/><text:tab/>=&gt; Primary color of unit</text:p>
      <text:p text:style-name="P6"><text:tab/><text:tab/><text:tab/>[Details]<text:tab/><text:tab/><text:tab/>=&gt; Special notes or detail of units desired</text:p>
      <text:p text:style-name="P6"><text:tab/><text:tab/><text:tab/>[Qty]<text:tab/><text:tab/><text:tab/><text:tab/>=&gt; *Quantity ordered</text:p>
      <text:p text:style-name="P6"><text:tab/><text:tab/><text:tab/>[ForCustomer]<text:tab/><text:tab/>=&gt; Qty of order already spoken for by customers </text:p>
      <text:p text:style-name="P6"><text:tab/><text:tab/>...<text:tab/></text:p>
      <text:p text:style-name="P6"/>
      <text:p text:style-name="P7">* Required field</text:p>
      <text:p text:style-name="P7">If no BillTo and/or ShipTo information is passed, then you should use what is on file with their account. <text:s/>Ship To Information different than dealership will assume a drop ship situation.</text:p>
      <text:p text:style-name="P9"/>
      <text:p text:style-name="P7"/>
      <text:p text:style-name="P9">Response JSON Array:</text:p>
      <text:p text:style-name="P6"><text:tab/><text:tab/><text:tab/></text:p>
      <text:p text:style-name="P6"><text:tab/><text:tab/><text:tab/>[DealerPO]<text:tab/>=&gt; The dealer's purchase order number.</text:p>
      <text:p text:style-name="P6"><text:tab/><text:tab/><text:tab/>[InteralID]<text:tab/><text:tab/>=&gt; The purchase order ID assigned by vendor or internal ID of received data.</text:p>
      <text:p text:style-name="P6"><text:tab/><text:tab/><text:tab/>[DealerKey]<text:tab/>=&gt; Returned only if merX server generated a new key which is only done on initial call</text:p>
      <text:p text:style-name="P6"><text:tab/><text:tab/><text:tab/>[Items] (Array)</text:p>
      <text:p text:style-name="P6"><text:tab/><text:tab/><text:tab/><text:tab/>[0]<text:tab/>=&gt; (Object)</text:p>
      <text:p text:style-name="P6"><text:tab/><text:tab/><text:tab/><text:tab/><text:tab/>[VendorCode]<text:tab/><text:tab/><text:tab/>=&gt; Vendor part belongs to</text:p>
      <text:p text:style-name="P6"><text:tab/><text:tab/><text:tab/><text:tab/><text:tab/>[PartNumber]<text:tab/><text:tab/><text:tab/>=&gt; Part number requested to order</text:p>
      <text:p text:style-name="P6"><text:tab/><text:tab/><text:tab/><text:tab/><text:tab/>[Superseded]<text:tab/><text:tab/><text:tab/>=&gt; Superseded Part number that is being ordered in place of original </text:p>
      <text:p text:style-name="P6"><text:tab/><text:tab/><text:tab/><text:tab/><text:tab/>[SubVendor]<text:tab/><text:tab/><text:tab/>=&gt; Vendor for substitution part <text:tab/><text:tab/><text:tab/><text:tab/></text:p>
      <text:p text:style-name="P6"><text:tab/><text:tab/><text:tab/><text:tab/><text:tab/>[SubNumber]<text:tab/><text:tab/><text:tab/>=&gt; Part number item has been substituted to</text:p>
      <text:p text:style-name="P6"><text:tab/><text:tab/><text:tab/><text:tab/><text:tab/>[NLA]<text:tab/><text:tab/><text:tab/><text:tab/><text:tab/>=&gt; 1 = item is no longer available</text:p>
      <text:p text:style-name="P6"><text:tab/><text:tab/><text:tab/><text:tab/><text:tab/>[Closeout]<text:tab/><text:tab/><text:tab/><text:tab/>=&gt; 1 = item only available until inventory depleted, then becomes NLA</text:p>
      <text:p text:style-name="P6"><text:tab/><text:tab/><text:tab/><text:tab/><text:tab/>[BackorderQty]<text:tab/><text:tab/>=&gt; Qty of items not in stock that will need to be ordered</text:p>
      <text:p text:style-name="P6"><text:tab/><text:tab/><text:tab/><text:tab/><text:tab/>[MSRP]<text:tab/><text:tab/><text:tab/><text:tab/><text:tab/>=&gt; MSRP of item </text:p>
      <text:p text:style-name="P6"><text:tab/><text:tab/><text:tab/><text:tab/><text:tab/>[MAP]<text:tab/><text:tab/><text:tab/><text:tab/><text:tab/>=&gt; Minimum Advertised Price of item </text:p>
      <text:p text:style-name="P6"><text:tab/><text:tab/><text:tab/><text:tab/><text:tab/>[Cost]<text:tab/><text:tab/><text:tab/><text:tab/><text:tab/>=&gt; Current cost for specific dealer placing order</text:p>
      <text:p text:style-name="P6"><text:tab/><text:tab/><text:tab/></text:p>
      <text:p text:style-name="P6"><text:tab/><text:tab/><text:tab/>[Units] (Array)</text:p>
      <text:p text:style-name="P6"><text:tab/><text:tab/><text:tab/><text:tab/>[0]<text:tab/>=&gt; (Object)</text:p>
      <text:p text:style-name="P6"><text:tab/><text:tab/><text:tab/><text:tab/><text:tab/>[VendorCode]<text:tab/><text:tab/><text:tab/>=&gt; Vendor part belongs to</text:p>
      <text:p text:style-name="P6"><text:tab/><text:tab/><text:tab/><text:tab/><text:tab/>[OrderCode]<text:tab/><text:tab/><text:tab/>=&gt; If vendor has a unique part number to reference this unit it goes here</text:p>
      <text:p text:style-name="P6"><text:tab/><text:tab/><text:tab/><text:tab/><text:tab/>[ModelNumber]<text:tab/><text:tab/>=&gt; *Vendor's model number or order code</text:p>
      <text:p text:style-name="P6"><text:tab/><text:tab/><text:tab/><text:tab/><text:tab/>[NLA]<text:tab/><text:tab/><text:tab/><text:tab/><text:tab/>=&gt; Unit is no longer available</text:p>
      <text:p text:style-name="P6"><text:tab/><text:tab/><text:tab/><text:tab/><text:tab/>[BackorderQty]<text:tab/><text:tab/>=&gt; Qty needing to be ordered by vendor and not readily available</text:p>
      <text:p text:style-name="P6"><text:tab/><text:tab/><text:tab/><text:tab/><text:tab/>[MSRP]<text:tab/><text:tab/><text:tab/><text:tab/><text:tab/>=&gt; MSRP of unit</text:p>
      <text:p text:style-name="P6"><text:tab/><text:tab/><text:tab/><text:tab/><text:tab/>[Cost]<text:tab/><text:tab/><text:tab/><text:tab/><text:tab/>=&gt; Cost of unit to current dealer </text:p>
      <text:p text:style-name="P6"><text:tab/><text:tab/><text:tab/><text:tab/><text:tab/></text:p>
      <text:p text:style-name="P6"><text:tab/><text:tab/><text:tab/><text:tab/><text:tab/></text:p>
      <text:p text:style-name="P4">getorderstatus Transactions:</text:p>
      <text:p text:style-name="P7">This package type requests an update from merX related to a specific vendor for an order that has already been sent. <text:s/>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7"/>
      <text:p text:style-name="P8"><text:span text:style-name="T1">Request Type:</text:span><text:span text:style-name="T3"> GET Request</text:span></text:p>
      <text:p text:style-name="P7"/>
      <text:p text:style-name="P7"><text:span text:style-name="T2">URL</text:span>: /getorderstatus</text:p>
      <text:p text:style-name="P7"/>
      <text:p text:style-name="P8"><text:span text:style-name="T1">Required GET Variables</text:span><text:span text:style-name="T3">:</text:span></text:p>
      <text:p text:style-name="P6"><text:span text:style-name="T4"><text:tab/>[</text:span>AccountNumber]<text:tab/><text:tab/>=&gt; Dealer's account, provided by supplier/vendor.</text:p>
      <text:p text:style-name="P6"><text:tab/>[DealerKey]<text:tab/><text:tab/><text:tab/>=&gt; Dealer's UUID </text:p>
      <text:p text:style-name="P6"><text:tab/>[BSVKey]<text:tab/><text:tab/><text:tab/><text:tab/>=&gt; BSV's authentication key.</text:p>
      <text:p text:style-name="P6"><text:span text:style-name="T4"><text:tab/>[</text:span>InternalID]<text:tab/><text:tab/><text:tab/>=&gt; The InternalID generated when the original order was sent</text:p>
      <text:p text:style-name="P6"><text:tab/></text:p>
      <text:p text:style-name="P9"/>
      <text:p text:style-name="P9">getorderstatus Response JSON Object:</text:p>
      <text:p text:style-name="P6"><text:tab/>[InternalID]<text:tab/><text:tab/><text:tab/><text:tab/>=&gt; merX purchase order id</text:p>
      <text:p text:style-name="P6"><text:tab/>[DealerPO]<text:tab/><text:tab/><text:tab/><text:tab/>=&gt; Dealer's purchase order number</text:p>
      <text:p text:style-name="P6"><text:tab/>[Discount]<text:tab/><text:tab/><text:tab/><text:tab/><text:tab/>=&gt; Blanket Discounts provided</text:p>
      <text:p text:style-name="P6"><text:tab/>[ExpectedDelivery<text:tab/><text:tab/>=&gt; Used for seasonal orders to estimate when the product will arrive at dealership</text:p>
      <text:p text:style-name="P6"><text:tab/>[Status]<text:tab/><text:tab/><text:tab/><text:tab/><text:tab/>=&gt; 0=new, 1=pulling, 2=shipping, 3=shipped</text:p>
      <text:p text:style-name="P15"/>
      <text:p text:style-name="P6"><text:tab/>[Boxes]<text:tab/><text:tab/><text:tab/></text:p>
      <text:p text:style-name="P6"><text:tab/><text:tab/>[BoxNumber]<text:tab/><text:tab/><text:tab/>=&gt; BoxNumber (1,2,3...) </text:p>
      <text:p text:style-name="P6"><text:tab/><text:tab/>[TrackingNumber]<text:tab/><text:tab/>=&gt; The packages tracking number</text:p>
      <text:p text:style-name="P6"><text:tab/><text:tab/>[VendorInvoice]<text:tab/><text:tab/>=&gt; Vendors invoice number to reference this box </text:p>
      <text:p text:style-name="P6"><text:tab/><text:tab/>[DueDate]<text:tab/><text:tab/><text:tab/><text:tab/>=&gt; Due Date for payment for this specific box/invoice number</text:p>
      <text:p text:style-name="P6"><text:tab/><text:tab/>[ShipCost]<text:tab/><text:tab/><text:tab/><text:tab/>=&gt; Used if paying shipping per box shipped</text:p>
      <text:p text:style-name="P6"><text:tab/><text:tab/>[ShipDate]<text:tab/><text:tab/><text:tab/><text:tab/>=&gt; When box was shipped</text:p>
      <text:p text:style-name="P6"><text:tab/><text:tab/>[Items]<text:tab/>(Array)</text:p>
      <text:p text:style-name="P6"><text:tab/><text:tab/><text:tab/>[0] <text:tab/>=&gt; (Object)<text:tab/><text:tab/><text:tab/> </text:p>
      <text:p text:style-name="P6"><text:tab/><text:tab/><text:tab/><text:tab/>[VendorCode]<text:tab/><text:tab/>=&gt; Vendor the part belongs to</text:p>
      <text:p text:style-name="P6"><text:tab/><text:tab/><text:tab/><text:tab/>[PartNumber]<text:tab/><text:tab/>=&gt; ItemNumber</text:p>
      <text:p text:style-name="P6"><text:tab/><text:tab/><text:tab/><text:tab/>[Supersession] <text:tab/>=&gt; Superseded To Part Number...</text:p>
      <text:p text:style-name="P6"><text:tab/><text:tab/><text:tab/><text:tab/>[ChangeTo]<text:tab/><text:tab/>=&gt; If different item was shipped in place of my request </text:p>
      <text:p text:style-name="P6"><text:tab/><text:tab/><text:tab/><text:tab/>[QtyShipped]<text:tab/><text:tab/>=&gt; Qty </text:p>
      <text:p text:style-name="P6"><text:tab/><text:tab/><text:tab/><text:tab/>[Cost]<text:tab/><text:tab/><text:tab/><text:tab/>=&gt; Cost</text:p>
      <text:p text:style-name="P6"><text:tab/><text:tab/><text:tab/><text:tab/></text:p>
      <text:p text:style-name="P6"><text:tab/><text:tab/><text:tab/><text:tab/></text:p>
      <text:p text:style-name="P6"><text:tab/><text:tab/><text:tab/>…</text:p>
      <text:p text:style-name="P6"><text:tab/><text:tab/><text:tab/>[Units] (Array)</text:p>
      <text:p text:style-name="P6"><text:tab/><text:tab/><text:tab/>[0]<text:tab/>=&gt; (Object)</text:p>
      <text:p text:style-name="P6"><text:tab/><text:tab/><text:tab/><text:tab/>[VendorCode]<text:tab/><text:tab/>=&gt; *Vendor the part belongs to</text:p>
      <text:p text:style-name="P6"><text:tab/><text:tab/><text:tab/><text:tab/>[OrderCode]<text:tab/><text:tab/>=&gt; Vendors unique number for this model unit</text:p>
      <text:p text:style-name="P6"><text:tab/><text:tab/><text:tab/><text:tab/>[ModelNumber]<text:tab/>=&gt; *Vendor's model number or order code</text:p>
      <text:p text:style-name="P6"><text:tab/><text:tab/><text:tab/><text:tab/>[Year]<text:tab/><text:tab/><text:tab/><text:tab/>=&gt; Year of unit if required</text:p>
      <text:p text:style-name="P6"><text:tab/><text:tab/><text:tab/><text:tab/>[Color1]<text:tab/><text:tab/><text:tab/>=&gt; Primary color of unit</text:p>
      <text:p text:style-name="P6"><text:tab/><text:tab/><text:tab/><text:tab/>[Color2]<text:tab/><text:tab/><text:tab/>=&gt; Secondary color of unit</text:p>
      <text:p text:style-name="P6"><text:tab/><text:tab/><text:tab/><text:tab/>[Details]<text:tab/><text:tab/><text:tab/>=&gt; Special notes or detail of units desired</text:p>
      <text:p text:style-name="P6"><text:tab/><text:tab/><text:tab/><text:tab/>[Qty]<text:tab/><text:tab/><text:tab/><text:tab/>=&gt; Qty of units</text:p>
      <text:p text:style-name="P6"><text:soft-page-break/><text:tab/><text:tab/><text:tab/><text:tab/>[VIN-Serial]<text:tab/><text:tab/>=&gt; Qty of order already spoken for </text:p>
      <text:p text:style-name="P6"><text:soft-page-break/><text:tab/><text:tab/><text:tab/><text:tab/>[Cost]<text:tab/><text:tab/><text:tab/><text:tab/>=&gt; Cost of unit</text:p>
      <text:p text:style-name="P6"><text:tab/><text:tab/><text:tab/><text:tab/>[Freight]<text:tab/><text:tab/><text:tab/>=&gt; Cost of shipping for this specific unit(s)</text:p>
      <text:p text:style-name="P6"><text:tab/><text:tab/><text:tab/>…</text:p>
      <text:p text:style-name="P6"><text:tab/><text:tab/>...</text:p>
      <text:p text:style-name="P6"><text:tab/></text:p>
      <text:p text:style-name="P6"><text:tab/>[PendingItems] (Array)</text:p>
      <text:p text:style-name="P6"><text:tab/><text:tab/>[0] <text:tab/>=&gt; (Object)</text:p>
      <text:p text:style-name="P6"><text:tab/><text:tab/><text:tab/>[VendorCode]<text:tab/><text:tab/>=&gt; Vendor the part belongs to</text:p>
      <text:p text:style-name="P6"><text:tab/><text:tab/><text:tab/>[PartNumber]<text:tab/><text:tab/>=&gt; ItemNumber</text:p>
      <text:p text:style-name="P6"><text:tab/><text:tab/><text:tab/>[Supersession] <text:tab/>=&gt; Superseded To Part Number</text:p>
      <text:p text:style-name="P6"><text:tab/><text:tab/><text:tab/>[Qty]<text:tab/><text:tab/><text:tab/><text:tab/>=&gt; Qty not shipped </text:p>
      <text:p text:style-name="P6"><text:tab/><text:tab/><text:tab/>[QtyBackordered]<text:tab/>=&gt; Qty supplier is going to have to order on their end. </text:p>
      <text:p text:style-name="P6"><text:tab/><text:tab/><text:tab/>[Cost]<text:tab/><text:tab/><text:tab/><text:tab/>=&gt; Cost of item </text:p>
      <text:p text:style-name="P6"><text:tab/><text:tab/><text:tab/>[EstShipDate]<text:tab/><text:tab/>=&gt; Estimated ship date for the items</text:p>
      <text:p text:style-name="P6"><text:tab/><text:tab/><text:tab/>[Notes]<text:tab/><text:tab/><text:tab/>=&gt; Additional Notes (additional backorder information to share with customer)</text:p>
      <text:p text:style-name="P6"><text:tab/><text:tab/><text:tab/>[NLA]<text:tab/><text:tab/><text:tab/><text:tab/>=&gt; 1 = Once out of stock item will become No Longer Available</text:p>
      <text:p text:style-name="P6"><text:tab/><text:tab/><text:tab/></text:p>
      <text:p text:style-name="P6"><text:tab/><text:tab/><text:tab/></text:p>
      <text:p text:style-name="P6"><text:tab/><text:tab/>...<text:tab/></text:p>
      <text:p text:style-name="P6"><text:tab/></text:p>
      <text:p text:style-name="P6"><text:tab/>[PendingUnits] (Array)</text:p>
      <text:p text:style-name="P6"><text:tab/><text:tab/>[0] <text:tab/>=&gt; (Object)</text:p>
      <text:p text:style-name="P6"><text:tab/><text:tab/><text:tab/>[VendorCode]<text:tab/><text:tab/>=&gt; Vendor the part belongs to</text:p>
      <text:p text:style-name="P6"><text:tab/><text:tab/><text:tab/>[OrderCode]<text:tab/><text:tab/>=&gt; Vendor's specific part number referencing this model unit</text:p>
      <text:p text:style-name="P6"><text:tab/><text:tab/><text:tab/>[ModelNumber]<text:tab/>=&gt; Model Number of Unit</text:p>
      <text:p text:style-name="P6"><text:tab/><text:tab/><text:tab/>[Year]<text:tab/><text:tab/><text:tab/><text:tab/>=&gt; Year of unit</text:p>
      <text:p text:style-name="P6"><text:tab/><text:tab/><text:tab/>[Color1]<text:tab/><text:tab/><text:tab/>=&gt; Primary color of unit</text:p>
      <text:p text:style-name="P6"><text:tab/><text:tab/><text:tab/>[Color2]<text:tab/><text:tab/><text:tab/>=&gt; Secondary color of unit</text:p>
      <text:p text:style-name="P6"><text:tab/><text:tab/><text:tab/>[Qty]<text:tab/><text:tab/><text:tab/><text:tab/>=&gt; Qty not shipped or on backorder </text:p>
      <text:p text:style-name="P6"><text:tab/><text:tab/><text:tab/>[Cost]<text:tab/><text:tab/><text:tab/><text:tab/>=&gt; Cost of item </text:p>
      <text:p text:style-name="P6"><text:tab/><text:tab/><text:tab/>[EstShipDate]<text:tab/><text:tab/>=&gt; Estimated ship date for the items</text:p>
      <text:p text:style-name="P6"><text:tab/><text:tab/><text:tab/>[Notes]<text:tab/><text:tab/><text:tab/>=&gt; Additional Notes</text:p>
      <text:p text:style-name="P6"><text:tab/><text:tab/><text:tab/>[NLA]<text:tab/><text:tab/><text:tab/><text:tab/>=&gt; 1 = Once out of stock item will become No Longer Available</text:p>
      <text:p text:style-name="P6"><text:tab/><text:tab/>...</text:p>
      <text:p text:style-name="P6"><text:tab/><text:tab/></text:p>
      <text:p text:style-name="P3"/>
      <text:p text:style-name="P4">sendpayment Transactions:</text:p>
      <text:p text:style-name="P7"/>
      <text:p text:style-name="P7">The “posendpayment” transaction type is used to send a Purchase Order payment detail to a selected vendor. <text:s/>The response will be a standard HTTP status code for success. <text:s/>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7"/>
      <text:p text:style-name="P7"><text:span text:style-name="T2">Request Type:</text:span> POST Request</text:p>
      <text:p text:style-name="P7"/>
      <text:p text:style-name="P7"><text:span text:style-name="T2">URL Path:</text:span> /sendpayment</text:p>
      <text:p text:style-name="P7"/>
      <text:p text:style-name="P9">Required POST Variables:</text:p>
      <text:p text:style-name="P6"><text:span text:style-name="T4"><text:tab/>[</text:span>AccountNumber]<text:tab/><text:tab/>=&gt; Dealer's account, provided by supplier/vendor.</text:p>
      <text:p text:style-name="P6"><text:tab/>[DealerKey]<text:tab/><text:tab/><text:tab/>=&gt; Dealer's UUID that was passed back in original order (blank on very first communication)</text:p>
      <text:p text:style-name="P6"><text:tab/>[BSVKey]<text:tab/><text:tab/><text:tab/><text:tab/>=&gt; BSV's authentication key.</text:p>
      <text:p text:style-name="P6"><text:tab/>[Data]<text:tab/><text:tab/><text:tab/><text:tab/><text:tab/>=&gt; JSON field that contains all of the purchase order details</text:p>
      <text:p text:style-name="P7"><text:tab/></text:p>
      <text:p text:style-name="P9">Data JSON Object Format:</text:p>
      <text:p text:style-name="P10"><text:span text:style-name="T5"><text:tab/></text:span><text:span text:style-name="T1">[POs]<text:tab/>(Array)</text:span></text:p>
      <text:p text:style-name="P11"><text:tab/><text:tab/>[0]<text:tab/>=&gt; (Object)<text:tab/><text:tab/></text:p>
      <text:p text:style-name="P6"><text:tab/><text:tab/><text:tab/>[PONumber]<text:tab/><text:tab/><text:tab/><text:tab/>=&gt; Purchase Order Being Paid</text:p>
      <text:p text:style-name="P6"><text:tab/><text:tab/><text:tab/>[InvoiceNumber]<text:tab/><text:tab/><text:tab/>=&gt; Vendor Invoice Number</text:p>
      <text:p text:style-name="P6"><text:tab/><text:tab/><text:tab/>[AmountToPay]<text:tab/><text:tab/><text:tab/>=&gt; Amount to pay on this purchase order</text:p>
      <text:p text:style-name="P6"><text:tab/><text:tab/><text:tab/>[Units]<text:tab/>(Array)</text:p>
      <text:p text:style-name="P6"><text:tab/><text:tab/><text:tab/><text:tab/>[0] <text:tab/>=&gt; (Object)</text:p>
      <text:p text:style-name="P6"><text:tab/><text:tab/><text:tab/><text:tab/><text:tab/>[VIN-Serial]<text:tab/><text:tab/>=&gt; VIN-Serial that we are paying for </text:p>
      <text:p text:style-name="P6"><text:tab/><text:tab/><text:tab/><text:tab/><text:tab/>[AmountToPay]<text:tab/>=&gt; amount we are paying on this unit</text:p>
      <text:p text:style-name="P6"><text:tab/><text:tab/>…</text:p>
      <text:p text:style-name="P6"/>
      <text:p text:style-name="P6"><text:tab/>[CreditMemo] (Array)</text:p>
      <text:p text:style-name="P6"><text:tab/><text:tab/>[0] <text:tab/>=&gt; (Object)<text:tab/><text:tab/></text:p>
      <text:p text:style-name="P6"><text:tab/><text:tab/><text:tab/>[CreditMemo]<text:tab/><text:tab/><text:tab/><text:tab/>=&gt; Credit memo number being used as payment</text:p>
      <text:p text:style-name="P6"><text:tab/><text:tab/><text:tab/>[CreditAmount]<text:tab/><text:tab/><text:tab/>=&gt; Amount of this credit memo used on this particular payment</text:p>
      <text:p text:style-name="P6"><text:tab/><text:tab/>…</text:p>
      <text:p text:style-name="P6"><text:tab/></text:p>
      <text:p text:style-name="P6"><text:tab/>[PaymentMethods] (Array)</text:p>
      <text:p text:style-name="P6"><text:tab/><text:tab/>[0] <text:tab/>=&gt; (Object)</text:p>
      <text:p text:style-name="P6"><text:tab/><text:tab/><text:tab/>[CheckNumber]<text:tab/><text:tab/><text:tab/>=&gt; Check number being sent</text:p>
      <text:p text:style-name="P6"><text:tab/><text:tab/><text:tab/>[CreditCard]<text:tab/><text:tab/><text:tab/><text:tab/>=&gt; Last 4 of credit card to use for payment. (Must be setup with vendor in advance)</text:p>
      <text:p text:style-name="P6"><text:tab/><text:tab/><text:tab/>[ACHTransaction]<text:tab/><text:tab/><text:tab/>=&gt; Transaction ID of Electronic Funds Transfer if available <text:s/>(999 if unknown)</text:p>
      <text:p text:style-name="P6"><text:tab/><text:tab/><text:tab/>[Amount]<text:tab/><text:tab/><text:tab/><text:tab/><text:tab/>=&gt; Amount of Payment using this method </text:p>
      <text:p text:style-name="P6"><text:tab/><text:tab/>…</text:p>
      <text:p text:style-name="P6"/>
      <text:p text:style-name="P6"/>
      <text:p text:style-name="P27">getcredits Transactions:</text:p>
      <text:p text:style-name="P21"/>
      <text:p text:style-name="P7">This package type requests an updated list of available credits that can be used by the dealer. These credits could be for Warranty claims, rebates, holdbacks or any other type. <text:s/>See Appendix A for the list of valid HTTP response codes.</text:p>
      <text:p text:style-name="P7"/>
      <text:p text:style-name="P8"><text:span text:style-name="T1">Request Type:</text:span><text:span text:style-name="T3"> GET Request</text:span></text:p>
      <text:p text:style-name="P7"/>
      <text:p text:style-name="P7"><text:span text:style-name="T2">URL</text:span>: /getcredits</text:p>
      <text:p text:style-name="P7"/>
      <text:p text:style-name="P8"><text:span text:style-name="T1">Required GET Variables</text:span><text:span text:style-name="T3">:</text:span></text:p>
      <text:p text:style-name="P6"><text:span text:style-name="T4"><text:tab/>[</text:span>AccountNumber]<text:tab/><text:tab/>=&gt; Dealer's account, provided by supplier/vendor.</text:p>
      <text:p text:style-name="P6"><text:tab/>[DealerKey]<text:tab/><text:tab/><text:tab/>=&gt; Dealer's UUID </text:p>
      <text:p text:style-name="P6"><text:tab/>[BSVKey]<text:tab/><text:tab/><text:tab/><text:tab/>=&gt; BSV's authentication key.</text:p>
      <text:p text:style-name="P9"/>
      <text:p text:style-name="P9">GetCredits Response JSON Object:</text:p>
      <text:p text:style-name="P10"><text:span text:style-name="T5"><text:tab/></text:span><text:span text:style-name="T1">[Credits] (Array)</text:span></text:p>
      <text:p text:style-name="P11"><text:tab/><text:tab/>[0]<text:tab/>=&gt; (Object)</text:p>
      <text:p text:style-name="P11"><text:tab/><text:tab/><text:tab/>[Type]<text:tab/><text:tab/><text:tab/><text:tab/><text:tab/><text:tab/>=&gt; 1=Refund, 2= Rebate, 3= Holdback, 4= Warranty</text:p>
      <text:p text:style-name="P16">[TransactionNo]<text:tab/>=&gt; Distinct Transaction number for type: <text:s/>ie: warranty would hold warranty claim number, refunds would hold vendor invoice number refund was posted against. <text:s/>Rebates and hold backs would contain a VIN-Serial number associated with.</text:p>
      <text:p text:style-name="P16">[Amount]<text:tab/>=&gt; Amount being given as credit.</text:p>
      <text:p text:style-name="P16">[CreditMemo]<text:tab/>=&gt; The credit memo number being given as reference to vendor credit.</text:p>
      <text:p text:style-name="P3"/>
      <text:p text:style-name="P4">getinventory Transactions:</text:p>
      <text:p text:style-name="P7">This method allows a dealer to retrieve from a distributor or manufacturer, current pricing and inventory information on a specific part. See Appendix A for the list of valid HTTP response codes.</text:p>
      <text:p text:style-name="P7"/>
      <text:p text:style-name="P7"><text:span text:style-name="T2">Request Type</text:span>: GET Request</text:p>
      <text:p text:style-name="P7"/>
      <text:p text:style-name="P7"><text:span text:style-name="T2">URL</text:span>: /getinventory</text:p>
      <text:p text:style-name="P7"/>
      <text:p text:style-name="P8"><text:span text:style-name="T1">Required GET Variables</text:span><text:span text:style-name="T3">:</text:span></text:p>
      <text:p text:style-name="P6"><text:tab/>[AccountNumber]<text:tab/><text:tab/>=&gt; Dealer's account, provided by supplier/vendor.</text:p>
      <text:p text:style-name="P6"><text:tab/>[DealerKey]<text:tab/><text:tab/><text:tab/>=&gt; Dealer's UUID that was passed back in original order (blank on very first communication)</text:p>
      <text:p text:style-name="P6"><text:tab/>[BSVKey]<text:tab/><text:tab/><text:tab/><text:tab/>=&gt; BSV's authentication key.</text:p>
      <text:p text:style-name="P6"><text:span text:style-name="T4"><text:tab/>[</text:span>VendorCode]<text:tab/><text:tab/><text:tab/>=&gt; Vendor the part belongs to</text:p>
      <text:p text:style-name="P6"><text:tab/>[PartNumber]<text:tab/><text:tab/><text:tab/>=&gt; Part number we'd like to look up</text:p>
      <text:p text:style-name="P7"/>
      <text:p text:style-name="P8"><text:span text:style-name="T1">Response JSON Object</text:span><text:span text:style-name="T3">:</text:span></text:p>
      <text:p text:style-name="P6"><text:span text:style-name="T4"><text:tab/>[</text:span>VendorCode]<text:tab/><text:tab/><text:tab/><text:tab/><text:tab/><text:tab/><text:tab/><text:tab/>=&gt; Vendor the part belongs to</text:p>
      <text:p text:style-name="P6"><text:tab/>[PartNumber]<text:tab/><text:tab/><text:tab/><text:tab/><text:tab/><text:tab/><text:tab/><text:tab/>=&gt; Part requested</text:p>
      <text:p text:style-name="P6"><text:tab/>[Description]<text:tab/><text:tab/><text:tab/><text:tab/><text:tab/><text:tab/><text:tab/><text:tab/>=&gt; Proper Description</text:p>
      <text:p text:style-name="P6"><text:tab/>[MSRP]<text:tab/><text:tab/><text:tab/><text:tab/><text:tab/><text:tab/><text:tab/><text:tab/><text:tab/><text:tab/>=&gt; MSRP</text:p>
      <text:p text:style-name="P6"><text:tab/>[Cost]<text:tab/><text:tab/><text:tab/><text:tab/><text:tab/><text:tab/><text:tab/><text:tab/><text:tab/><text:tab/>=&gt; Cost of Item For Requesting Dealer</text:p>
      <text:p text:style-name="P6"><text:tab/>[Category]<text:tab/><text:tab/><text:tab/><text:tab/><text:tab/><text:tab/><text:tab/><text:tab/><text:tab/>=&gt; Category Information For Item </text:p>
      <text:p text:style-name="P6"><text:tab/>[Stock]<text:tab/><text:tab/><text:tab/><text:tab/><text:tab/><text:tab/><text:tab/><text:tab/><text:tab/><text:tab/>=&gt; How many items supplier has in stock</text:p>
      <text:p text:style-name="P6"><text:tab/>[NLA] <text:s/><text:tab/><text:tab/><text:tab/><text:tab/><text:tab/><text:tab/><text:tab/><text:tab/><text:tab/><text:tab/>=&gt; (0 not set, 1 no longer available) Is the item no longer available?</text:p>
      <text:p text:style-name="P6"><text:tab/>[Supersession]<text:tab/><text:tab/><text:tab/><text:tab/><text:tab/><text:tab/><text:tab/><text:tab/>=&gt; Part Number of Superseded Item </text:p>
      <text:p text:style-name="P6"><text:tab/>[Message]<text:tab/><text:tab/><text:tab/><text:tab/><text:tab/><text:tab/><text:tab/><text:tab/><text:tab/>=&gt; Any special return message For Item </text:p>
      <text:p text:style-name="P6"><text:tab/>[ImageURLThumb]<text:tab/><text:tab/><text:tab/><text:tab/><text:tab/><text:tab/>=&gt; URL of thumbnail of item </text:p>
      <text:p text:style-name="P6"><text:tab/>[ImageURLMedium]<text:tab/><text:tab/><text:tab/><text:tab/><text:tab/><text:tab/>=&gt; URL of medium size image </text:p>
      <text:p text:style-name="P6"><text:tab/>[ImageURLLarge]<text:tab/><text:tab/><text:tab/><text:tab/><text:tab/><text:tab/><text:tab/>=&gt; URL of large size image <text:s/></text:p>
      <text:p text:style-name="P7"/>
      <text:p text:style-name="P7"/>
      <text:p text:style-name="P4">sendinventory Transactions:</text:p>
      <text:p text:style-name="P7">This method allows a dealer to send current inventory values to a vendor and can be done within any time constraint agreed upon between the two. <text:s/>For example: <text:s/>The “Lizzy” BMS system is capable of sending real time inventory feeds to vendors as items are being sold, or it can provide a monthly dump if that is desired. <text:s/>The merX system supports any type time constraint needed. See Appendix A for the list of valid HTTP response codes.</text:p>
      <text:p text:style-name="P7"><text:tab/></text:p>
      <text:p text:style-name="P7"><text:span text:style-name="T2">Request Type</text:span>: POST Request</text:p>
      <text:p text:style-name="P7"/>
      <text:p text:style-name="P7"><text:span text:style-name="T2">URL</text:span>: /sendinventory</text:p>
      <text:p text:style-name="P7"/>
      <text:p text:style-name="P8"><text:span text:style-name="T1">Required POST Variables</text:span><text:span text:style-name="T3">:</text:span></text:p>
      <text:p text:style-name="P6"><text:tab/>[AccountNumber]<text:tab/><text:tab/>=&gt; Dealer's account, provided by supplier/vendor.</text:p>
      <text:p text:style-name="P6"><text:tab/>[DealerKey]<text:tab/><text:tab/><text:tab/>=&gt; Dealer's UUID that was passed back in original order (blank on very first communication)</text:p>
      <text:p text:style-name="P6"><text:tab/>[BSVKey]<text:tab/><text:tab/><text:tab/><text:tab/>=&gt; BSV's authentication key.</text:p>
      <text:p text:style-name="P6"><text:tab/>[Data]<text:tab/><text:tab/><text:tab/><text:tab/><text:tab/>=&gt; Object for holding the JSON Array elements themselves.</text:p>
      <text:p text:style-name="P6"/>
      <text:p text:style-name="P9">Data JSON Object Format:</text:p>
      <text:p text:style-name="P6"><text:span text:style-name="T4"><text:tab/></text:span>[Items]<text:tab/>(Array)</text:p>
      <text:p text:style-name="P6"><text:tab/><text:tab/>[0]<text:tab/>=&gt; (Object)</text:p>
      <text:p text:style-name="P6"><text:tab/><text:tab/><text:tab/>[VendorCode]<text:tab/><text:tab/>=&gt; Vendor Code of Item </text:p>
      <text:p text:style-name="P6"><text:tab/><text:tab/><text:tab/>[PartNumber]<text:tab/><text:tab/>=&gt; Part Number </text:p>
      <text:p text:style-name="P6"><text:tab/><text:tab/><text:tab/>[Qty]<text:tab/><text:tab/><text:tab/><text:tab/>=&gt; Current Stock Qty </text:p>
      <text:p text:style-name="P6"><text:tab/><text:tab/><text:tab/>[Cost]<text:tab/><text:tab/><text:tab/><text:tab/>=&gt; Cost of inventory</text:p>
      <text:p text:style-name="P6"><text:tab/><text:tab/><text:tab/>[Allocated]<text:tab/><text:tab/><text:tab/>=&gt; How many of the item are already spoken for?</text:p>
      <text:p text:style-name="P6"><text:tab/><text:tab/>...</text:p>
      <text:p text:style-name="P6"><text:tab/>[Serialized] (Array)</text:p>
      <text:p text:style-name="P6"><text:tab/><text:tab/>[0] <text:tab/>=&gt; (Object)</text:p>
      <text:p text:style-name="P6"><text:tab/><text:tab/><text:tab/>[VendorCode] <text:tab/>=&gt; Vendor Code for unit</text:p>
      <text:p text:style-name="P6"><text:tab/><text:tab/><text:tab/>[OrderCode]<text:tab/><text:tab/>=&gt; Vendor specific part number for this unit model </text:p>
      <text:p text:style-name="P6"><text:tab/><text:tab/><text:tab/>[ModelNumber]<text:tab/>=&gt; Model Number</text:p>
      <text:p text:style-name="P6"><text:tab/><text:tab/><text:tab/>[VIN-Serial]<text:tab/><text:tab/>=&gt; VIN or serial of unit</text:p>
      <text:p text:style-name="P6"><text:tab/><text:tab/><text:tab/>[NURD]<text:tab/><text:tab/><text:tab/>=&gt; 1 New, 2 Used, 3 Rental, 4 Demo ( and yes, we know we spelled NURD :-)</text:p>
      <text:p text:style-name="P6"><text:tab/><text:tab/><text:tab/>[Cost]<text:tab/><text:tab/><text:tab/><text:tab/>=&gt; Amount paid for the unit</text:p>
      <text:p text:style-name="P6"><text:tab/><text:tab/><text:tab/>[Assembled]<text:tab/><text:tab/>=&gt; Is the unit assembled yet or is it still in the crate?</text:p>
      <text:p text:style-name="P6"><text:tab/><text:tab/><text:tab/>[OnDeal]<text:tab/><text:tab/><text:tab/>=&gt; Is the unit currently on a pending deal for a customer?<text:tab/><text:tab/><text:tab/><text:tab/><text:tab/></text:p>
      <text:p text:style-name="P7"><text:tab/><text:tab/>...</text:p>
      <text:p text:style-name="P7"/>
      <text:p text:style-name="P7"/>
      <text:p text:style-name="P7"/>
      <text:p text:style-name="P7"/>
      <text:p text:style-name="P4">sendsales Transactions:</text:p>
      <text:p text:style-name="P7">This method allows a dealer to send sales data to a vendor and can be done within any time constraint agreed upon between the two. <text:s/>For example: <text:s/>The “Lizzy” BMS system is capable of sending real time sales feeds to vendors as items are being sold, or it can provide a monthly dump if that is desired. <text:s/>The merX system supports any type time constraint needed. See Appendix A for the list of valid HTTP response codes.</text:p>
      <text:p text:style-name="P7"/>
      <text:p text:style-name="P7"><text:span text:style-name="T2">Request Type</text:span>: POST Request </text:p>
      <text:p text:style-name="P7"/>
      <text:p text:style-name="P7"><text:span text:style-name="T2">URL</text:span>: /sendsales</text:p>
      <text:p text:style-name="P7"/>
      <text:p text:style-name="P8"><text:span text:style-name="T1">Required POST Variables</text:span><text:span text:style-name="T3">:</text:span></text:p>
      <text:p text:style-name="P6"><text:span text:style-name="T4"><text:tab/>[</text:span>AccountNumber]<text:tab/><text:tab/>=&gt; Dealer's account, provided by supplier/vendor.</text:p>
      <text:p text:style-name="P6"><text:tab/>[Password]<text:tab/><text:tab/><text:tab/><text:tab/>=&gt; Dealer's password, set when dealer registration request was processed.</text:p>
      <text:p text:style-name="P6"><text:tab/>[BSVKey]<text:tab/><text:tab/><text:tab/><text:tab/>=&gt; BSV's authentication key.</text:p>
      <text:p text:style-name="P6"><text:s text:c="4"/><text:tab/>[Data] <text:tab/><text:tab/><text:tab/><text:tab/><text:tab/>=&gt; Holds JSON Object of sales data</text:p>
      <text:p text:style-name="P6"/>
      <text:p text:style-name="P9">Data JSON Object Format:</text:p>
      <text:p text:style-name="P6"><text:tab/>[Items] (Array)</text:p>
      <text:p text:style-name="P6"><text:tab/><text:tab/>[0]<text:tab/>=&gt; (Object)</text:p>
      <text:p text:style-name="P6"><text:tab/> <text:s text:c="5"/><text:tab/><text:tab/>[VendorCode]<text:tab/><text:tab/>=&gt; Vendor the part belongs to </text:p>
      <text:p text:style-name="P6"><text:s text:c="6"/><text:tab/> <text:s text:c="5"/><text:tab/><text:tab/>[PartNumber]<text:tab/><text:tab/>=&gt; Part number sold</text:p>
      <text:p text:style-name="P6"><text:s text:c="12"/><text:tab/><text:tab/>[Qty]<text:tab/><text:tab/><text:tab/><text:tab/>=&gt; Quantity sold</text:p>
      <text:p text:style-name="P6"><text:s text:c="12"/><text:tab/><text:tab/>[SoldFor]<text:tab/><text:tab/><text:tab/>=&gt; Individual Price Sold For. <text:s/>(Must multiply Qty * SoldFor if you want extended)</text:p>
      <text:p text:style-name="P6"><text:tab/><text:tab/>... <text:s text:c="11"/></text:p>
      <text:p text:style-name="P6"><text:s/></text:p>
      <text:p text:style-name="P6"><text:tab/>[Serialized] (Array)</text:p>
      <text:p text:style-name="P6"><text:tab/><text:tab/>[0]<text:tab/>=&gt; (Object) <text:s/></text:p>
      <text:p text:style-name="P6"><text:tab/><text:tab/><text:tab/>[InvoiceNumber]<text:tab/>=&gt; Dealers Invoice Number the Unit was sold on</text:p>
      <text:p text:style-name="P6"><text:s/><text:tab/><text:tab/><text:tab/>[VendorCode] <text:tab/>=&gt; Vendor Code of Unit </text:p>
      <text:p text:style-name="P6"><text:tab/><text:tab/><text:tab/>[OrderCode]<text:tab/><text:tab/>=&gt; Vendor specific part number for this unit model </text:p>
      <text:p text:style-name="P6"><text:tab/><text:tab/><text:tab/>[ModelNumber] <text:tab/>=&gt; Model Number of Unit<text:tab/> </text:p>
      <text:p text:style-name="P6"><text:s text:c="8"/><text:tab/><text:tab/>[VIN-Serial]<text:tab/><text:tab/>=&gt; VIN or serial number of sold unit</text:p>
      <text:p text:style-name="P6"><text:tab/><text:tab/><text:tab/>[NURD]<text:tab/><text:tab/><text:tab/>=&gt; 1 New, 2 Used, 3 Rental, 4 Demo ( and yes, we know we spelled NURD :-)</text:p>
      <text:p text:style-name="P6"><text:s text:c="6"/><text:tab/><text:tab/><text:tab/>[Year]<text:tab/><text:tab/><text:tab/><text:tab/>=&gt; Model year of sold unit</text:p>
      <text:p text:style-name="P6"><text:s text:c="15"/><text:tab/>[SoldFor]<text:tab/><text:tab/><text:tab/>=&gt; Price Unit was Sold For</text:p>
      <text:p text:style-name="P6"><text:s text:c="15"/><text:tab/>[Addons]<text:tab/><text:tab/><text:tab/>=&gt; Cost of added equipment or labor</text:p>
      <text:p text:style-name="P6"><text:tab/><text:tab/><text:tab/>[SoldTo] <text:s/>=&gt; (Object)</text:p>
      <text:p text:style-name="P6"><text:tab/><text:tab/><text:tab/><text:tab/>[ContactID]<text:tab/><text:tab/>=&gt; Unique ID for the customer</text:p>
      <text:p text:style-name="P6"><text:tab/><text:tab/><text:tab/><text:tab/>[Type]<text:tab/><text:tab/><text:tab/><text:tab/>=&gt; Customer type that purchased the unit ( business, landscaper, racer...)</text:p>
      <text:p text:style-name="P6"><text:tab/><text:tab/><text:tab/><text:tab/>[BusinessName]<text:tab/>=&gt; Name of company if company purchased unit</text:p>
      <text:p text:style-name="P6"><text:tab/><text:tab/><text:tab/><text:tab/>[FirstName]<text:tab/><text:tab/>=&gt; Customer first name</text:p>
      <text:p text:style-name="P6"><text:tab/><text:tab/><text:tab/><text:tab/>[MiddleName]<text:tab/><text:tab/>=&gt; Middle name of customer</text:p>
      <text:p text:style-name="P6"><text:tab/><text:tab/><text:tab/><text:tab/>[LastName]<text:tab/><text:tab/>=&gt; Last name of customer </text:p>
      <text:p text:style-name="P6"><text:tab/><text:tab/><text:tab/><text:tab/>[Address1]<text:tab/><text:tab/><text:tab/>=&gt; Address of primary purchaser</text:p>
      <text:p text:style-name="P6"><text:tab/><text:tab/><text:tab/><text:tab/>[Address2]<text:tab/><text:tab/><text:tab/>=&gt; Secondary Address</text:p>
      <text:p text:style-name="P6"><text:tab/><text:tab/><text:tab/><text:tab/>[City]<text:tab/><text:tab/><text:tab/><text:tab/>=&gt; City of customer </text:p>
      <text:p text:style-name="P6"><text:tab/><text:tab/><text:tab/><text:tab/>[State]<text:tab/><text:tab/><text:tab/><text:tab/>=&gt; State or Province of customer </text:p>
      <text:p text:style-name="P6"><text:tab/><text:tab/><text:tab/><text:tab/>[PostalCode]<text:tab/><text:tab/>=&gt; Zipcode or postal code of customer </text:p>
      <text:p text:style-name="P6"><text:tab/><text:tab/><text:tab/><text:tab/>[Country]<text:tab/><text:tab/><text:tab/>=&gt; Country of the customer </text:p>
      <text:p text:style-name="P3"/>
      <text:p text:style-name="P3"><text:soft-page-break/>getmodelinfo Transactions:</text:p>
      <text:p text:style-name="P13">This method allows dealers to get updated model numbers and rebate information. See Appendix A for the list of valid HTTP response codes.</text:p>
      <text:p text:style-name="P14"/>
      <text:p text:style-name="P13"><text:span text:style-name="T2">Request Type</text:span>: GET Request</text:p>
      <text:p text:style-name="P7"/>
      <text:p text:style-name="P7"><text:span text:style-name="T2">URL</text:span>: /getmodelinfo</text:p>
      <text:p text:style-name="P7"/>
      <text:p text:style-name="P8"><text:span text:style-name="T1">Required GET Variables</text:span><text:span text:style-name="T3">:</text:span></text:p>
      <text:p text:style-name="P6"><text:span text:style-name="T4"><text:tab/>[</text:span>AccountNumber]<text:tab/><text:tab/>=&gt; Dealer's account, provided by supplier/vendor.</text:p>
      <text:p text:style-name="P6"><text:tab/>[DealerKey]<text:tab/><text:tab/><text:tab/>=&gt; Dealer's UUID that was passed back in original order (blank on very first communication)</text:p>
      <text:p text:style-name="P6"><text:tab/>[BSVKey]<text:tab/><text:tab/><text:tab/><text:tab/>=&gt; BSV's authentication key.</text:p>
      <text:p text:style-name="P6"/>
      <text:p text:style-name="P9">Optional GET Variables:</text:p>
      <text:p text:style-name="P6"><text:tab/>[VendorCode]<text:tab/><text:tab/>=&gt; Vendor that you want to retrieve.</text:p>
      <text:p text:style-name="P6"><text:tab/>[OrderCode]<text:tab/><text:tab/>=&gt; Vendor specific part number for this unit model </text:p>
      <text:p text:style-name="P6"><text:tab/>[Year]<text:tab/><text:tab/><text:tab/><text:tab/>=&gt; Year that you want to retrieve.</text:p>
      <text:p text:style-name="P6"><text:tab/>[Model<text:tab/>]<text:tab/><text:tab/><text:tab/>=&gt; Specific Model To Lookup</text:p>
      <text:p text:style-name="P6"/>
      <text:p text:style-name="P8"><text:span text:style-name="T1">Response JSON Object</text:span><text:span text:style-name="T3">:</text:span></text:p>
      <text:p text:style-name="P6"><text:tab/>[ModelNumber] <text:tab/><text:tab/>=&gt; Model Number</text:p>
      <text:p text:style-name="P6"><text:tab/>[OrderCode]<text:tab/><text:tab/><text:tab/>=&gt; Item number referring to this specific model for ordering purposes</text:p>
      <text:p text:style-name="P6"><text:s text:c="3"/><text:tab/>[Description]<text:tab/><text:tab/><text:tab/>=&gt; Model description</text:p>
      <text:p text:style-name="P6"><text:s text:c="6"/>[Cost]<text:tab/><text:tab/><text:tab/><text:tab/><text:tab/>=&gt; Model cost</text:p>
      <text:p text:style-name="P6"><text:s text:c="6"/>[List]<text:tab/><text:tab/><text:tab/><text:tab/><text:tab/>=&gt; Model list price</text:p>
      <text:p text:style-name="P6"><text:s text:c="6"/>[Cylinders]<text:tab/><text:tab/><text:tab/><text:tab/>=&gt; Number of engine cylinders</text:p>
      <text:p text:style-name="P6"><text:s text:c="6"/>[Displacement]<text:tab/><text:tab/>=&gt; Engine displacement</text:p>
      <text:p text:style-name="P6"><text:s text:c="3"/><text:tab/>[Rebate] ( Array )</text:p>
      <text:p text:style-name="P6"><text:s text:c="7"/><text:tab/>[0] =&gt; (Object) </text:p>
      <text:p text:style-name="P6"><text:s text:c="12"/><text:tab/><text:tab/>[Name]<text:tab/><text:tab/><text:tab/><text:tab/>=&gt; Name of rebate program</text:p>
      <text:p text:style-name="P6"><text:s text:c="18"/>[DealerPercent]<text:tab/><text:tab/>=&gt; Percentage of rebate that goes to dealer</text:p>
      <text:p text:style-name="P6"><text:s text:c="18"/>[CustomerPercent]<text:tab/>=&gt; Percentage of rebate that goes to customer</text:p>
      <text:p text:style-name="P6"><text:s text:c="18"/>[Amount]<text:tab/><text:tab/><text:tab/><text:tab/>=&gt; Rebate amount</text:p>
      <text:p text:style-name="P6"><text:s text:c="18"/>[StartDate]<text:tab/><text:tab/><text:tab/><text:tab/>=&gt; Date rebate starts</text:p>
      <text:p text:style-name="P6"><text:tab/><text:tab/><text:tab/>[EndDate]<text:tab/><text:tab/><text:tab/><text:tab/>=&gt; Date rebate ends <text:s text:c="19"/></text:p>
      <text:p text:style-name="P6"><text:tab/><text:tab/>…</text:p>
      <text:p text:style-name="P6"><text:s text:c="5"/><text:tab/>[Colors] (Array) </text:p>
      <text:p text:style-name="P6"><text:s text:c="5"/><text:tab/><text:tab/>[0] =&gt; (Object) </text:p>
      <text:p text:style-name="P6"><text:s text:c="12"/><text:tab/><text:tab/>[PrimaryColor]<text:tab/><text:tab/><text:tab/>=&gt; Primary color </text:p>
      <text:p text:style-name="P6"><text:s text:c="18"/>[SecondaryColor]<text:tab/><text:tab/>=&gt; Secondary color</text:p>
      <text:p text:style-name="P6"><text:tab/><text:tab/><text:tab/>[ImageURL]<text:tab/><text:tab/><text:tab/>=&gt; URL Of an image to the unit and its color</text:p>
      <text:p text:style-name="P6"><text:s text:c="9"/><text:tab/>...</text:p>
      <text:p text:style-name="P3"/>
      <text:p text:style-name="P4">senddoorswings Transactions:</text:p>
      <text:p text:style-name="P13">This method allows dealers to send their door swings to a vendor and basically includes the date and the swing count. See Appendix A for the list of valid HTTP response codes.</text:p>
      <text:p text:style-name="P7"><text:span text:style-name="T2">Request Type</text:span>: POST Request</text:p>
      <text:p text:style-name="P7"/>
      <text:p text:style-name="P7"><text:span text:style-name="T2">URL</text:span>: /senddoorswings</text:p>
      <text:p text:style-name="P7"/>
      <text:p text:style-name="P8"><text:span text:style-name="T1">Required POST Variables</text:span><text:span text:style-name="T3">:</text:span></text:p>
      <text:p text:style-name="P6"><text:span text:style-name="T4"><text:tab/></text:span>AccountNumber<text:tab/><text:tab/>=&gt; Dealer's account, provided by supplier/vendor.</text:p>
      <text:p text:style-name="P6"><text:tab/>DealerKey<text:tab/><text:tab/><text:tab/><text:tab/>=&gt; Dealer's UUID that was passed back in original order (blank on very first communication)</text:p>
      <text:p text:style-name="P6"><text:tab/>BSVKey<text:tab/><text:tab/><text:tab/><text:tab/>=&gt; BSV's authentication key.</text:p>
      <text:p text:style-name="P6"><text:tab/>DateOfSwings<text:tab/><text:tab/><text:tab/>=&gt; Date the swings were recorded</text:p>
      <text:p text:style-name="P6"><text:tab/>SwingCount<text:tab/><text:tab/><text:tab/>=&gt; Swing count for that day</text:p>
      <text:p text:style-name="P6"><text:tab/></text:p>
      <text:p text:style-name="P12"/>
      <text:p text:style-name="P12"/>
      <text:p text:style-name="P3"/>
      <text:p text:style-name="P4">sendconsignmentinventory Transactions:</text:p>
      <text:p text:style-name="P13">This method allows dealers to send their current consignment inventory counts to the supplier which is basically the unsold items they've been given to sell. See Appendix A for the list of valid HTTP response codes.</text:p>
      <text:p text:style-name="P7"><text:span text:style-name="T2">Request Type</text:span>: POST Request</text:p>
      <text:p text:style-name="P7"/>
      <text:p text:style-name="P7"><text:span text:style-name="T2">URL</text:span>: /sendconsignmentinventory</text:p>
      <text:p text:style-name="P7"/>
      <text:p text:style-name="P8"><text:span text:style-name="T1">Required POST Variables</text:span><text:span text:style-name="T3">:</text:span></text:p>
      <text:p text:style-name="P6"><text:span text:style-name="T4"><text:tab/></text:span>AccountNumber<text:tab/><text:tab/>=&gt; Dealer's account, provided by supplier/vendor.</text:p>
      <text:p text:style-name="P6"><text:tab/>DealerKey<text:tab/><text:tab/><text:tab/><text:tab/>=&gt; Dealer's UUID that was passed back in original order (blank on very first communication)</text:p>
      <text:p text:style-name="P6"><text:tab/>BSVKey<text:tab/><text:tab/><text:tab/><text:tab/>=&gt; BSV's authentication key.</text:p>
      <text:p text:style-name="P6"><text:tab/>[Data] (Array)</text:p>
      <text:p text:style-name="P6"><text:tab/><text:tab/>[0]<text:tab/>=&gt; (Object)</text:p>
      <text:p text:style-name="P6"><text:tab/><text:tab/><text:tab/>[ItemNumber]<text:tab/><text:tab/>=&gt; Item Number on Consignment</text:p>
      <text:p text:style-name="P6"><text:tab/><text:tab/><text:tab/>[Qty]<text:tab/><text:tab/><text:tab/><text:tab/>=&gt; Current Qty in stock for the item at the dealership</text:p>
      <text:p text:style-name="P6"><text:tab/><text:tab/><text:tab/></text:p>
      <text:p text:style-name="P12"/>
      <text:p text:style-name="P3"/>
      <text:p text:style-name="P4">sendconsignmentsales Transactions:</text:p>
      <text:p text:style-name="P13">This method allows dealers to send their current consignment sales counts to the supplier which is basically the sold items they've been given to sell since the last time sent. See Appendix A for the list of valid HTTP response codes.</text:p>
      <text:p text:style-name="P7"><text:span text:style-name="T2">Request Type</text:span>: POST Request</text:p>
      <text:p text:style-name="P7"/>
      <text:p text:style-name="P7"><text:span text:style-name="T2">URL</text:span>: /sendconsignmentsales</text:p>
      <text:p text:style-name="P7"/>
      <text:p text:style-name="P8"><text:span text:style-name="T1">Required POST Variables</text:span><text:span text:style-name="T3">:</text:span></text:p>
      <text:p text:style-name="P6"><text:span text:style-name="T4"><text:tab/></text:span>AccountNumber<text:tab/><text:tab/>=&gt; Dealer's account, provided by supplier/vendor.</text:p>
      <text:p text:style-name="P6"><text:tab/>DealerKey<text:tab/><text:tab/><text:tab/><text:tab/>=&gt; Dealer's UUID that was passed back in original order (blank on very first communication)</text:p>
      <text:p text:style-name="P6"><text:tab/>BSVKey<text:tab/><text:tab/><text:tab/><text:tab/>=&gt; BSV's authentication key</text:p>
      <text:p text:style-name="P6"><text:tab/>[Data] (Array)</text:p>
      <text:p text:style-name="P6"><text:tab/><text:tab/>[0]<text:tab/>=&gt; (Object)</text:p>
      <text:p text:style-name="P6"><text:tab/><text:tab/><text:tab/>[ItemNumber]<text:tab/><text:tab/>=&gt; Item Number on Consignment</text:p>
      <text:p text:style-name="P6"><text:tab/><text:tab/><text:tab/>[QtySold]<text:tab/><text:tab/><text:tab/>=&gt; Current Qty Sold since last payment was made for the item at the dealership</text:p>
      <text:p text:style-name="P6"><text:tab/><text:tab/><text:tab/></text:p>
      <text:p text:style-name="P12"/>
      <text:p text:style-name="P3"/>
      <text:p text:style-name="P4">getpricefile Transactions:</text:p>
      <text:p text:style-name="P13">This method allows dealers to request price file updates from the system. See Appendix A for the list of valid HTTP response codes.</text:p>
      <text:p text:style-name="P13">Note: merX maintains a database of parts data along with dealer specific costs based on the requirements of the vendor. <text:s/>These tables can be updated daily and it maintains the last date each item has been effected or added to the system. <text:s text:c="2"/>merX supports calling into this system and passing in a date in order to receive a delta response on everything that has changed for that dealer since the passed in date.</text:p>
      <text:p text:style-name="P13">Each merX server has customized scripts to handle these price file updates. <text:s/>These scripts may be specialized by each vendor and are not themselves part of the core merX system. <text:s/>While the price file update process itself is considered a “Generic”, the process by which the Delta's are built is not.</text:p>
      <text:p text:style-name="P7"><text:span text:style-name="T2">Request Type</text:span>: GET Request</text:p>
      <text:p text:style-name="P7"/>
      <text:p text:style-name="P7"><text:span text:style-name="T2">URL</text:span>: /getpricefile</text:p>
      <text:p text:style-name="P7"/>
      <text:p text:style-name="P8"><text:span text:style-name="T1">Required POST Variables</text:span><text:span text:style-name="T3">:</text:span></text:p>
      <text:p text:style-name="P6"><text:span text:style-name="T4"><text:tab/></text:span>AccountNumber<text:tab/><text:tab/>=&gt; Dealer's account, provided by supplier/vendor.</text:p>
      <text:p text:style-name="P6"><text:tab/>DealerKey<text:tab/><text:tab/><text:tab/><text:tab/>=&gt; Dealer's UUID that was passed back in original order (blank on very first communication)</text:p>
      <text:p text:style-name="P6"><text:tab/>BSVKey<text:tab/><text:tab/><text:tab/><text:tab/>=&gt; BSV's authentication key.</text:p>
      <text:p text:style-name="P6"><text:tab/>RequestDate<text:tab/><text:tab/><text:tab/>=&gt; Date to work from for the deltas.</text:p>
      <text:p text:style-name="P6"><text:tab/></text:p>
      <text:p text:style-name="P8"><text:span text:style-name="T1">Response JSON Object</text:span><text:span text:style-name="T3">:</text:span></text:p>
      <text:p text:style-name="P6">Object </text:p>
      <text:p text:style-name="P6">( </text:p>
      <text:p text:style-name="P6"><text:s text:c="4"/>[&lt;VendorCode&gt;] =&gt; Object </text:p>
      <text:p text:style-name="P6"><text:s text:c="8"/>( </text:p>
      <text:p text:style-name="P6"><text:s text:c="12"/>[&lt;Parts&gt;] =&gt; Object </text:p>
      <text:p text:style-name="P6"><text:s text:c="13"/><text:tab/>( <text:s/></text:p>
      <text:p text:style-name="P6"><text:s text:c="18"/>PartNumber <text:tab/><text:tab/>=&gt; Number of item </text:p>
      <text:p text:style-name="P6"><text:tab/><text:tab/><text:tab/>Description <text:tab/><text:tab/>=&gt; Description of item</text:p>
      <text:p text:style-name="P6"><text:tab/><text:tab/><text:tab/>MSRP<text:tab/><text:tab/><text:tab/><text:tab/>=&gt; Suggested Retail</text:p>
      <text:p text:style-name="P6"><text:tab/><text:tab/><text:tab/>Cost<text:tab/><text:tab/><text:tab/><text:tab/>=&gt; Dealer specific cost </text:p>
      <text:p text:style-name="P6"><text:tab/><text:tab/><text:tab/>Weight<text:tab/><text:tab/><text:tab/>=&gt; weight of item </text:p>
      <text:p text:style-name="P6"><text:tab/><text:tab/><text:tab/>Supersession <text:tab/><text:tab/>=&gt; Part item supersedes to</text:p>
      <text:p text:style-name="P6"><text:tab/><text:tab/><text:tab/>NLA<text:tab/><text:tab/><text:tab/><text:tab/>=&gt; 1 passed in if item has been obsoleted</text:p>
      <text:p text:style-name="P6"><text:tab/><text:tab/><text:tab/>Size<text:tab/><text:tab/><text:tab/><text:tab/>=&gt; if item is related to a size then what that size is</text:p>
      <text:p text:style-name="P6"><text:tab/><text:tab/><text:tab/>Color<text:tab/><text:tab/><text:tab/><text:tab/>=&gt; If item has a color then what is the color?</text:p>
      <text:p text:style-name="P6"><text:tab/><text:tab/><text:tab/>Category1<text:tab/><text:tab/><text:tab/>=&gt; if category information is available then what is it?</text:p>
      <text:p text:style-name="P6"><text:tab/><text:tab/><text:tab/>Category2<text:tab/><text:tab/><text:tab/>=&gt; if additional category is available then what is it?</text:p>
      <text:p text:style-name="P6"><text:tab/><text:tab/><text:tab/>Category3<text:tab/><text:tab/><text:tab/>=&gt; if additional category is available then what is it?</text:p>
      <text:p text:style-name="P6"><text:tab/><text:tab/><text:tab/>ImageURL<text:tab/><text:tab/><text:tab/>=&gt; If image data is available then where can it be located? <text:s/></text:p>
      <text:p text:style-name="P11"><text:tab/><text:tab/><text:tab/>)<text:tab/></text:p>
      <text:p text:style-name="P11"><text:tab/><text:tab/>)</text:p>
      <text:p text:style-name="P11">) <text:tab/></text:p>
      <text:p text:style-name="P12"/>
      <text:p text:style-name="P20">Appendix A</text:p>
      <text:p text:style-name="P9"/>
      <text:p text:style-name="P9">HTTP Status Codes:</text:p>
      <text:p text:style-name="P17">500 – Internal Server Error, there was a problem with the merX server contact support.</text:p>
      <text:p text:style-name="P17">401 – Unauthorized, <text:s/>dealer authentication failed, details will be in the response body.</text:p>
      <text:p text:style-name="P17">400 – Bad Request, request was not formatted correctly, details will be in the response body.</text:p>
      <text:p text:style-name="P17">201 – Created, record created body will not contain any data.</text:p>
      <text:p text:style-name="P17">200 – OK, response body will contain a JSON object with the requested data.</text:p>
      <text:p text:style-name="P17"/>
      <text:p text:style-name="P17"/>
      <text:p text:style-name="P17"/>
      <text:p text:style-name="P17"/>
      <text:p text:style-name="P18">Appendix B</text:p>
      <text:p text:style-name="P9"/>
      <text:p text:style-name="P9">Error Codes (returned in HTTP message body):</text:p>
      <text:p text:style-name="P17">1000 – UUID Not Valid</text:p>
      <text:p text:style-name="P17">1001 – BSV Key Not Valid</text:p>
      <text:p text:style-name="P17">1002 – Dealer Number Not Valid</text:p>
      <text:p text:style-name="P17"/>
      <text:p text:style-name="P17">2000 – Purchase Order already sent and pulled by vendor.</text:p>
      <text:p text:style-name="P17"/>
      <text:p text:style-name="P17"/>
      <text:p text:style-name="P17"/>
      <text:p text:style-name="P17"/>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venir" svg:font-family="Avenir"/>
    <style:font-face style:name="Avenir Light" svg:font-family="'Avenir Light'"/>
    <style:font-face style:name="OpenSymbol" svg:font-family="OpenSymbol"/>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date>2015-08-06T09:39:28</dc:date>
    <meta:editing-duration>P12DT23H50M33S</meta:editing-duration>
    <meta:editing-cycles>21</meta:editing-cycles>
    <meta:print-date>2015-07-28T17:13:05</meta:print-date>
    <meta:document-statistic meta:table-count="0" meta:image-count="0" meta:object-count="0" meta:page-count="19" meta:paragraph-count="487" meta:word-count="5153" meta:character-count="33191"/>
  </office:meta>
</office:document-meta>
</file>